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3" style:family="paragraph" style:parent-style-name="Standard">
      <style:paragraph-properties fo:break-before="auto" fo:break-after="auto"/>
    </style:style>
    <style:style style:name="P14" style:family="paragraph" style:parent-style-name="Heading_20_1" style:list-style-name="WWNum1"/>
    <style:style style:name="P15" style:family="paragraph" style:parent-style-name="Heading_20_1" style:list-style-name="WWNum1">
      <style:paragraph-properties fo:margin-top="0.0398in" fo:margin-bottom="0in" loext:contextual-spacing="false"/>
    </style:style>
    <style:style style:name="P16" style:family="paragraph" style:parent-style-name="Heading_20_1" style:list-style-name="WWNum1">
      <style:paragraph-properties fo:margin-top="0in" fo:margin-bottom="0in" loext:contextual-spacing="false"/>
    </style:style>
    <style:style style:name="P17" style:family="paragraph" style:parent-style-name="Heading_20_1" style:list-style-name="WWNum1">
      <style:paragraph-properties fo:margin-top="0in" fo:margin-bottom="0.0429in" loext:contextual-spacing="false"/>
    </style:style>
    <style:style style:name="P18"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aczyuw2yex2w"/><text:span text:style-name="T1">Sistemas Informáticos (Computer Systems)</text:span><text:span text:style-name="T2"><text:line-break/></text:span><text:span text:style-name="T3">Unit 01. Study guide</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3</text:span></text:p>
      <text:p text:style-name="P5"/>
      <text:p text:style-name="P4"><text:span text:style-name="T6">Unit 01. Functional elements of a computer</text:span></text:p>
      <text:list xml:id="list865135403" text:style-name="WWNum1">
        <text:list-item>
          <text:p text:style-name="P14"><text:bookmark text:name="_dbh0n1vac4c8"/>Dates</text:p>
        </text:list-item>
      </text:list>
      <text:p text:style-name="Standard">From 18/09/2023 to 01/10/2023. The length of the unit is 2 weeks (16 hours).</text:p>
      <text:list xml:id="list70412796705711" text:continue-numbering="true" text:style-name="WWNum1">
        <text:list-item>
          <text:p text:style-name="P15"><text:bookmark text:name="_35ynxtfrmuvw"/>Previous knowledge</text:p>
        </text:list-item>
      </text:list>
      <text:list xml:id="list266088841" text:style-name="WWNum2">
        <text:list-item>
          <text:p text:style-name="P6">Basic knowledge about computers.</text:p>
        </text:list-item>
      </text:list>
      <text:list xml:id="list70413165911978" text:continue-list="list70412796705711" text:style-name="WWNum1">
        <text:list-item>
          <text:p text:style-name="P16"><text:bookmark text:name="_1w7nzw2o20ar"/><text:s/>Objectives</text:p>
        </text:list-item>
      </text:list>
      <text:list xml:id="list2350344757" text:style-name="WWNum4">
        <text:list-item>
          <text:p text:style-name="P7">To learn the historical evolution of computers.</text:p>
        </text:list-item>
        <text:list-item>
          <text:p text:style-name="P7">To learn which are the functional elements of a computer.</text:p>
        </text:list-item>
        <text:list-item>
          <text:p text:style-name="P7">To learn the most used computer architectures.</text:p>
        </text:list-item>
        <text:list-item>
          <text:p text:style-name="P7">To learn what is the instruction cycle.</text:p>
        </text:list-item>
        <text:list-item>
          <text:p text:style-name="P7">To learn differences between CISC and RISC CPUs.</text:p>
        </text:list-item>
      </text:list>
      <text:list xml:id="list70413240877320" text:continue-list="list70413165911978" text:style-name="WWNum1">
        <text:list-item>
          <text:p text:style-name="P16"><text:bookmark text:name="_u76wnfr4jev9"/>Contents</text:p>
        </text:list-item>
      </text:list>
      <text:list xml:id="list2975263124" text:style-name="WWNum3">
        <text:list-item>
          <text:p text:style-name="P8">Historical evolution.</text:p>
        </text:list-item>
        <text:list-item>
          <text:p text:style-name="P8">Functional elements of a computer.</text:p>
        </text:list-item>
        <text:list-item>
          <text:p text:style-name="P8">Computer architectures.</text:p>
        </text:list-item>
        <text:list-item>
          <text:p text:style-name="P8">Instruction cycle.</text:p>
        </text:list-item>
        <text:list-item>
          <text:p text:style-name="P8">Instruction set.</text:p>
        </text:list-item>
        <text:list-item>
          <text:p text:style-name="P8">RISC and CISC CPUs.</text:p>
        </text:list-item>
      </text:list>
      <text:list xml:id="list70414087794679" text:continue-list="list70413240877320" text:style-name="WWNum1">
        <text:list-item>
          <text:p text:style-name="P17"><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70412342697442" text:continue-numbering="true" text:style-name="WWNum1">
        <text:list-item>
          <text:p text:style-name="P14"><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1. Functional elements of a computer</text:span></text:p>
      </style:header>
      <style:footer>
        <text:p text:style-name="MP4"><text:span text:style-name="MT1">CFGS DAM/DAW<text:tab/><text:tab/>Unit 01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28" meta:word-count="188" meta:character-count="1091" meta:non-whitespace-character-count="945"/>
    <meta:generator>LibreOfficeDev/6.0.5.2$Linux_X86_64 LibreOffice_project/</meta:generator>
  </office:meta>
</office:document-meta>
</file>